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1.264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rade Winds" fo:font-size="22pt" style:font-size-asian="22pt" style:font-size-complex="22pt"/>
    </style:style>
    <style:style style:name="ce2" style:family="table-cell" style:parent-style-name="Default">
      <style:text-properties style:font-name="URW Bookman 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/>
      <style:text-properties style:font-name="URW Bookman L"/>
    </style:style>
    <style:style style:name="ce4" style:family="table-cell" style:parent-style-name="Default">
      <style:table-cell-properties fo:border="0.06pt solid #000000"/>
      <style:text-properties style:font-name="URW Bookman L"/>
    </style:style>
    <style:style style:name="ce5" style:family="table-cell" style:parent-style-name="Default">
      <style:text-properties style:font-name="URW Bookman 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URW Bookman 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RW Bookman 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RW Bookman L" fo:font-size="8pt" style:font-size-asian="8pt" style:font-size-complex="8pt"/>
    </style:style>
    <style:style style:name="ce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style:font-name="URW Bookman L"/>
    </style:style>
    <style:style style:name="ce10" style:family="table-cell" style:parent-style-name="Default">
      <style:text-properties style:font-name="URW Bookman L" fo:font-size="14pt" style:font-size-asian="14pt" style:font-size-complex="14pt"/>
    </style:style>
    <style:style style:name="ce11" style:family="table-cell" style:parent-style-name="Default">
      <style:text-properties style:font-name="URW Bookman L" fo:font-size="20pt" style:font-size-asian="20pt" style:font-size-complex="20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VT323"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<text:span text:style-name="T1">G</text:span>rand <text:span text:style-name="T2">t</text:span>our <text:span text:style-name="T3">Software</text:span></text:p>
          </table:table-cell>
          <table:table-cell table:number-columns-repeated="4"/>
          <table:table-cell table:style-name="ce11" office:value-type="string">
            <text:p><text:span text:style-name="T2">I</text:span><text:span text:style-name="T8">NVOICE</text:span>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/>
          <table:table-cell table:style-name="ce2" office:value-type="string">
            <text:p><text:span text:style-name="T4">P</text:span><text:span text:style-name="T5">REPARED </text:span><text:span text:style-name="T4">F</text:span><text:span text:style-name="T5">OR</text:span></text:p>
          </table:table-cell>
          <table:table-cell table:style-name="ce2"/>
          <table:table-cell table:style-name="ce2" office:value-type="string">
            <text:p><text:span text:style-name="T4">P</text:span><text:span text:style-name="T5">AY </text:span><text:span text:style-name="T4">T</text:span><text:span text:style-name="T5">O</text:span></text:p>
          </table:table-cell>
          <table:table-cell table:style-name="ce2"/>
          <table:table-cell table:style-name="ce2" office:value-type="string">
            <text:p><text:span text:style-name="T4">I</text:span><text:span text:style-name="T5">NVOICE</text:span> <text:span text:style-name="T4">N</text:span><text:span text:style-name="T5">O.</text:span>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table:number-columns-spanned="2" table:number-rows-spanned="1">
            <text:p>Amtrak</text:p>
            <text:p>500 W. Jackson Blvd Room 100</text:p>
            <text:p>Chicago, Illinois 60661</text:p>
          </table:table-cell>
          <table:covered-table-cell/>
          <table:table-cell table:style-name="ce7" office:value-type="string" table:number-columns-spanned="2" table:number-rows-spanned="1">
            <text:p>Grand Tour Software LLC</text:p>
            <text:p>38 E. North St.</text:p>
            <text:p>Highlands, NJ 07732</text:p>
          </table:table-cell>
          <table:covered-table-cell/>
          <table:table-cell table:style-name="ce12" office:value-type="float" office:value="2">
            <text:p>2</text:p>
          </table:table-cell>
          <table:table-cell table:number-columns-repeated="3"/>
        </table:table-row>
        <table:table-row table:style-name="ro6">
          <table:table-cell table:number-columns-repeated="9"/>
        </table:table-row>
        <table:table-row table:style-name="ro4">
          <table:table-cell/>
          <table:table-cell table:style-name="ce2" office:value-type="string">
            <text:p><text:span text:style-name="T4">D</text:span><text:span text:style-name="T5">ESCRIPTION</text:span></text:p>
          </table:table-cell>
          <table:table-cell table:style-name="ce5" office:value-type="string">
            <text:p><text:span text:style-name="T4">R</text:span>ATE</text:p>
          </table:table-cell>
          <table:table-cell table:style-name="ce2" office:value-type="string">
            <text:p><text:span text:style-name="T4">H</text:span><text:span text:style-name="T5">OURS / </text:span><text:span text:style-name="T4">Q</text:span><text:span text:style-name="T5">TY</text:span></text:p>
          </table:table-cell>
          <table:table-cell table:style-name="ce2" office:value-type="string">
            <text:p><text:span text:style-name="T4">S</text:span><text:span text:style-name="T5">UBTOTAL</text:span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Server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currency" office:currency="USD" office:value="600">
            <text:p>$600.0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7">
          <table:table-cell table:number-columns-repeated="3"/>
          <table:table-cell table:style-name="ce8" office:value-type="string">
            <text:p><text:span text:style-name="T6">T</text:span><text:span text:style-name="T7">OTAL</text:span>:</text:p>
          </table:table-cell>
          <table:table-cell table:style-name="ce10" table:formula="of:=[.E7]" office:value-type="currency" office:currency="USD" office:value="600">
            <text:p>$600.00</text:p>
          </table:table-cell>
          <table:table-cell table:number-columns-repeated="4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19:13:28</meta:creation-date>
    <meta:generator>LibreOffice/3.5$Linux_x86 LibreOffice_project/350m1$Build-2</meta:generator>
    <meta:editing-duration>PT2M47S</meta:editing-duration>
    <meta:editing-cycles>3</meta:editing-cycles>
    <dc:title>invoice</dc:title>
    <meta:initial-creator>jack </meta:initial-creator>
    <dc:date>2012-07-26T19:18:36</dc:date>
    <dc:creator>jack </dc:creator>
    <meta:document-statistic meta:table-count="3" meta:cell-count="17" meta:object-count="0"/>
    <meta:template xlink:type="simple" xlink:actuate="onRequest" xlink:title="invoice" xlink:href="../../../.config/libreoffice/3/user/template/invoice.ots" meta:date="2012-07-26T19:13:28"/>
  </office:meta>
</office:document-meta>
</file>